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4215767559683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70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74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58"><text:span text:style-name="T6">для объявления переменных</text:span></text:p>
            <text:p text:style-name="P58"/>
            <text:p text:style-name="P58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71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71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68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50">ЛС<text:span text:style-name="T12">П</text:span></text:p>
          </table:table-cell>
          <table:table-cell table:style-name="Таблица3.C2" office:value-type="string">
            <text:p text:style-name="P50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1"><text:span text:style-name="T10">ЛСЛ</text:span></text:p>
          </table:table-cell>
          <table:table-cell table:style-name="Таблица3.C2" office:value-type="string">
            <text:p text:style-name="P51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1">ЛИШН</text:p>
          </table:table-cell>
          <table:table-cell table:style-name="Таблица3.C2" office:value-type="string">
            <text:p text:style-name="P51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2">ЦС<text:span text:style-name="T11">П</text:span></text:p>
          </table:table-cell>
          <table:table-cell table:style-name="Таблица3.C2" office:value-type="string">
            <text:p text:style-name="P52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3">ЗС<text:span text:style-name="T13">П</text:span></text:p>
          </table:table-cell>
          <table:table-cell table:style-name="Таблица3.C2" office:value-type="string">
            <text:p text:style-name="P53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4">КЦЕЛ</text:p>
          </table:table-cell>
          <table:table-cell table:style-name="Таблица3.C2" office:value-type="string">
            <text:p text:style-name="P54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55">КВЕЩ</text:p>
          </table:table-cell>
          <table:table-cell table:style-name="Таблица3.C2" office:value-type="string">
            <text:p text:style-name="P55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56">НЛИТ</text:p>
          </table:table-cell>
          <table:table-cell table:style-name="Таблица3.C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69">ВЛИТ</text:p>
          </table:table-cell>
          <table:table-cell table:style-name="Таблица3.C2" office:value-type="string">
            <text:p text:style-name="P5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42:15</text:modification-time> <text:s/><text:editing-cycles>45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42:14.534000000</dc:date>
    <meta:editing-duration>PT5H57M16S</meta:editing-duration>
    <meta:editing-cycles>45</meta:editing-cycles>
    <meta:document-statistic meta:table-count="3" meta:image-count="0" meta:object-count="0" meta:page-count="4" meta:paragraph-count="154" meta:word-count="371" meta:character-count="2499" meta:non-whitespace-character-count="2279"/>
  </office:meta>
</office:document-meta>
</file>